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4mm"/>
    </style:style>
    <style:style style:name="co3" style:family="table-column">
      <style:table-column-properties fo:break-before="auto" style:column-width="37.66mm"/>
    </style:style>
    <style:style style:name="ro1" style:family="table-row">
      <style:table-row-properties style:row-height="5.06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#s/cm</text:p>
          </table:table-cell>
          <table:table-cell office:value-type="string" calcext:value-type="string">
            <text:p>U/mV</text:p>
          </table:table-cell>
          <table:table-cell office:value-type="string" calcext:value-type="string">
            <text:p>Delta s/cm</text:p>
          </table:table-cell>
          <table:table-cell office:value-type="string" calcext:value-type="string">
            <text:p>Delta U/mV</text:p>
          </table:table-cell>
          <table:table-cell office:value-type="string" calcext:value-type="string">
            <text:p>Strahlung/Wm⁻²</text:p>
          </table:table-cell>
          <table:table-cell office:value-type="string" calcext:value-type="string">
            <text:p>Delta Strahlung/Wm⁻²</text:p>
          </table:table-cell>
        </table:table-row>
        <table:table-row table:style-name="ro1">
          <table:table-cell office:value-type="float" office:value="18.5" calcext:value-type="float">
            <text:p>18,5</text:p>
          </table:table-cell>
          <table:table-cell office:value-type="float" office:value="1584" calcext:value-type="float">
            <text:p>1584</text:p>
          </table:table-cell>
          <table:table-cell table:formula="of:=SQRT(0.02)" office:value-type="float" office:value="0.14142135623731" calcext:value-type="float">
            <text:p>0,1414213562</text:p>
          </table:table-cell>
          <table:table-cell office:value-type="float" office:value="0.1" calcext:value-type="float">
            <text:p>0,1</text:p>
          </table:table-cell>
          <table:table-cell table:formula="of:=[.B2]/(100*29)" office:value-type="float" office:value="0.546206896551724" calcext:value-type="float">
            <text:p>0,5462068966</text:p>
          </table:table-cell>
          <table:table-cell table:formula="of:=[.D2]/(100*29)" office:value-type="float" office:value="0.0000344827586206897" calcext:value-type="float">
            <text:p>3,44827586206897E-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69" calcext:value-type="float">
            <text:p>969</text:p>
          </table:table-cell>
          <table:table-cell table:formula="of:=SQRT(0.02)" office:value-type="float" office:value="0.14142135623731" calcext:value-type="float">
            <text:p>0,1414213562</text:p>
          </table:table-cell>
          <table:table-cell office:value-type="float" office:value="0.1" calcext:value-type="float">
            <text:p>0,1</text:p>
          </table:table-cell>
          <table:table-cell table:formula="of:=[.B3]/(100*29)" office:value-type="float" office:value="0.334137931034483" calcext:value-type="float">
            <text:p>0,334137931</text:p>
          </table:table-cell>
          <table:table-cell table:formula="of:=[.D3]/(100*29)" office:value-type="float" office:value="0.0000344827586206897" calcext:value-type="float">
            <text:p>3,44827586206897E-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27" calcext:value-type="float">
            <text:p>527</text:p>
          </table:table-cell>
          <table:table-cell table:formula="of:=SQRT(0.02)" office:value-type="float" office:value="0.14142135623731" calcext:value-type="float">
            <text:p>0,1414213562</text:p>
          </table:table-cell>
          <table:table-cell office:value-type="float" office:value="0.1" calcext:value-type="float">
            <text:p>0,1</text:p>
          </table:table-cell>
          <table:table-cell table:formula="of:=[.B4]/(100*29)" office:value-type="float" office:value="0.181724137931034" calcext:value-type="float">
            <text:p>0,1817241379</text:p>
          </table:table-cell>
          <table:table-cell table:formula="of:=[.D4]/(100*29)" office:value-type="float" office:value="0.0000344827586206897" calcext:value-type="float">
            <text:p>3,44827586206897E-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98" calcext:value-type="float">
            <text:p>298</text:p>
          </table:table-cell>
          <table:table-cell table:formula="of:=SQRT(0.02)" office:value-type="float" office:value="0.14142135623731" calcext:value-type="float">
            <text:p>0,1414213562</text:p>
          </table:table-cell>
          <table:table-cell office:value-type="float" office:value="0.1" calcext:value-type="float">
            <text:p>0,1</text:p>
          </table:table-cell>
          <table:table-cell table:formula="of:=[.B5]/(100*29)" office:value-type="float" office:value="0.102758620689655" calcext:value-type="float">
            <text:p>0,1027586207</text:p>
          </table:table-cell>
          <table:table-cell table:formula="of:=[.D5]/(100*29)" office:value-type="float" office:value="0.0000344827586206897" calcext:value-type="float">
            <text:p>3,44827586206897E-0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89" calcext:value-type="float">
            <text:p>189</text:p>
          </table:table-cell>
          <table:table-cell table:formula="of:=SQRT(0.02)" office:value-type="float" office:value="0.14142135623731" calcext:value-type="float">
            <text:p>0,1414213562</text:p>
          </table:table-cell>
          <table:table-cell office:value-type="float" office:value="0.1" calcext:value-type="float">
            <text:p>0,1</text:p>
          </table:table-cell>
          <table:table-cell table:formula="of:=[.B6]/(100*29)" office:value-type="float" office:value="0.0651724137931034" calcext:value-type="float">
            <text:p>0,0651724138</text:p>
          </table:table-cell>
          <table:table-cell table:formula="of:=[.D6]/(100*29)" office:value-type="float" office:value="0.0000344827586206897" calcext:value-type="float">
            <text:p>3,44827586206897E-0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table:formula="of:=SQRT(0.02)" office:value-type="float" office:value="0.14142135623731" calcext:value-type="float">
            <text:p>0,1414213562</text:p>
          </table:table-cell>
          <table:table-cell office:value-type="float" office:value="0.1" calcext:value-type="float">
            <text:p>0,1</text:p>
          </table:table-cell>
          <table:table-cell table:formula="of:=[.B7]/(100*29)" office:value-type="float" office:value="0.0441379310344828" calcext:value-type="float">
            <text:p>0,044137931</text:p>
          </table:table-cell>
          <table:table-cell table:formula="of:=[.D7]/(100*29)" office:value-type="float" office:value="0.0000344827586206897" calcext:value-type="float">
            <text:p>3,44827586206897E-0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3.9" calcext:value-type="float">
            <text:p>93,9</text:p>
          </table:table-cell>
          <table:table-cell table:formula="of:=SQRT(0.02)" office:value-type="float" office:value="0.14142135623731" calcext:value-type="float">
            <text:p>0,1414213562</text:p>
          </table:table-cell>
          <table:table-cell office:value-type="float" office:value="0.1" calcext:value-type="float">
            <text:p>0,1</text:p>
          </table:table-cell>
          <table:table-cell table:formula="of:=[.B8]/(100*29)" office:value-type="float" office:value="0.0323793103448276" calcext:value-type="float">
            <text:p>0,0323793103</text:p>
          </table:table-cell>
          <table:table-cell table:formula="of:=[.D8]/(100*29)" office:value-type="float" office:value="0.0000344827586206897" calcext:value-type="float">
            <text:p>3,44827586206897E-0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2.2" calcext:value-type="float">
            <text:p>72,2</text:p>
          </table:table-cell>
          <table:table-cell table:formula="of:=SQRT(0.02)" office:value-type="float" office:value="0.14142135623731" calcext:value-type="float">
            <text:p>0,1414213562</text:p>
          </table:table-cell>
          <table:table-cell office:value-type="float" office:value="0.1" calcext:value-type="float">
            <text:p>0,1</text:p>
          </table:table-cell>
          <table:table-cell table:formula="of:=[.B9]/(100*29)" office:value-type="float" office:value="0.0248965517241379" calcext:value-type="float">
            <text:p>0,0248965517</text:p>
          </table:table-cell>
          <table:table-cell table:formula="of:=[.D9]/(100*29)" office:value-type="float" office:value="0.0000344827586206897" calcext:value-type="float">
            <text:p>3,44827586206897E-0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7.6" calcext:value-type="float">
            <text:p>57,6</text:p>
          </table:table-cell>
          <table:table-cell table:formula="of:=SQRT(0.02)" office:value-type="float" office:value="0.14142135623731" calcext:value-type="float">
            <text:p>0,1414213562</text:p>
          </table:table-cell>
          <table:table-cell office:value-type="float" office:value="0.1" calcext:value-type="float">
            <text:p>0,1</text:p>
          </table:table-cell>
          <table:table-cell table:formula="of:=[.B10]/(100*29)" office:value-type="float" office:value="0.0198620689655172" calcext:value-type="float">
            <text:p>0,019862069</text:p>
          </table:table-cell>
          <table:table-cell table:formula="of:=[.D10]/(100*29)" office:value-type="float" office:value="0.0000344827586206897" calcext:value-type="float">
            <text:p>3,44827586206897E-0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7.4" calcext:value-type="float">
            <text:p>47,4</text:p>
          </table:table-cell>
          <table:table-cell table:formula="of:=SQRT(0.02)" office:value-type="float" office:value="0.14142135623731" calcext:value-type="float">
            <text:p>0,1414213562</text:p>
          </table:table-cell>
          <table:table-cell office:value-type="float" office:value="0.1" calcext:value-type="float">
            <text:p>0,1</text:p>
          </table:table-cell>
          <table:table-cell table:formula="of:=[.B11]/(100*29)" office:value-type="float" office:value="0.0163448275862069" calcext:value-type="float">
            <text:p>0,0163448276</text:p>
          </table:table-cell>
          <table:table-cell table:formula="of:=[.D11]/(100*29)" office:value-type="float" office:value="0.0000344827586206897" calcext:value-type="float">
            <text:p>3,44827586206897E-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0T18:13:07.786442649</meta:creation-date>
    <dc:date>2016-03-10T20:46:15.028207690</dc:date>
    <meta:editing-duration>PT6M57S</meta:editing-duration>
    <meta:editing-cycles>2</meta:editing-cycles>
    <meta:generator>LibreOffice/5.1.0.3$Linux_X86_64 LibreOffice_project/10m0$Build-3</meta:generator>
    <meta:document-statistic meta:table-count="1" meta:cell-count="66" meta:object-count="0"/>
  </office:meta>
</office:document-meta>
</file>